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 fo:font-size="12pt" style:font-size-asian="12pt" style:font-size-complex="12pt"/>
    </style:style>
    <style:style style:name="P2" style:family="paragraph" style:parent-style-name="Heading_20_3">
      <style:text-properties officeooo:paragraph-rsid="00184ada"/>
    </style:style>
    <style:style style:name="P3" style:family="paragraph" style:parent-style-name="Text_20_body">
      <style:text-properties officeooo:paragraph-rsid="00184ada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Arial" fo:font-weight="bold" officeooo:rsid="001a02ba" officeooo:paragraph-rsid="001a02ba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1a02ba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Heading_20_3">
      <style:text-properties officeooo:paragraph-rsid="001ba35f"/>
    </style:style>
    <style:style style:name="P13" style:family="paragraph" style:parent-style-name="Text_20_body">
      <style:text-properties style:font-name="Arial" officeooo:paragraph-rsid="001ba35f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style:font-name="Arial" fo:font-size="12pt" officeooo:rsid="001ba35f" officeooo:paragraph-rsid="001ba35f" style:font-size-asian="12pt" style:font-size-complex="12pt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font-weight="normal" officeooo:rsid="00184ada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officeooo:rsid="00184ada" style:font-size-asian="12pt" style:font-size-complex="12pt"/>
    </style:style>
    <style:style style:name="T5" style:family="text">
      <style:text-properties style:font-name="Arial" fo:font-size="12pt" fo:font-weight="normal" officeooo:rsid="001a02ba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officeooo:rsid="001a02ba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" fo:font-size="12pt" officeooo:rsid="001ba35f" style:font-size-asian="12pt" style:font-size-complex="12pt"/>
    </style:style>
    <style:style style:name="T11" style:family="text">
      <style:text-properties fo:font-size="12pt" fo:font-weight="normal" officeooo:rsid="001ba35f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Arial"/>
    </style:style>
    <style:style style:name="T13" style:family="text">
      <style:text-properties fo:color="#000000" loext:opacity="100%" style:font-name="Arial" fo:font-weight="normal" style:font-weight-asian="normal" style:font-weight-complex="normal"/>
    </style:style>
    <style:style style:name="T14" style:family="text">
      <style:text-properties style:font-name="Arial" fo:font-size="12pt" fo:font-weight="normal" officeooo:rsid="001ba35f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Ficha Técnica de Aplicativo</text:h>
      <text:h text:style-name="Heading_20_3" text:outline-level="3"><text:span text:style-name="Strong_20_Emphasis"><text:span text:style-name="T1">Nome do Aplicativo: </text:span></text:span><text:span text:style-name="Strong_20_Emphasis"><text:span text:style-name="T2">Movimento</text:span></text:span></text:h>
      <text:h text:style-name="Heading_20_3" text:outline-level="3"><text:span text:style-name="Strong_20_Emphasis"><text:span text:style-name="T1">Categoria: </text:span></text:span><text:span text:style-name="T3">plataformas de serviços sob demanda </text:span></text:h>
      <text:h text:style-name="Heading_20_3" text:outline-level="3"><text:span text:style-name="Strong_20_Emphasis"><text:span text:style-name="T1">Plataforma: </text:span></text:span><text:span text:style-name="T3">Android</text:span></text:h>
      <text:h text:style-name="Heading_20_3" text:outline-level="3"><text:span text:style-name="Strong_20_Emphasis"><text:span text:style-name="T1">Versão Atual: </text:span></text:span><text:span text:style-name="T3">1.</text:span><text:span text:style-name="T2">0.0</text:span></text:h>
      <text:h text:style-name="P2" text:outline-level="3"><text:span text:style-name="Strong_20_Emphasis"><text:span text:style-name="T1">Desenvolvedor:</text:span></text:span><text:span text:style-name="Strong_20_Emphasis"><text:span text:style-name="T4"> </text:span></text:span><text:span text:style-name="Strong_20_Emphasis"><text:span text:style-name="T2">Nilton Dion</text:span></text:span><text:span text:style-name="Strong_20_Emphasis"><text:span text:style-name="T5">i</text:span></text:span><text:span text:style-name="Strong_20_Emphasis"><text:span text:style-name="T2">sio Guerra</text:span></text:span></text:h>
      <text:p text:style-name="P3"><text:span text:style-name="Strong_20_Emphasis"><text:span text:style-name="T1">Data de Lançamento: </text:span></text:span><text:span text:style-name="Strong_20_Emphasis"><text:span text:style-name="T2">29</text:span></text:span><text:span text:style-name="T3"> de </text:span><text:span text:style-name="T2">novembro</text:span><text:span text:style-name="T3"> de 202</text:span><text:span text:style-name="T2">4</text:span></text:p>
      <text:h text:style-name="Heading_20_3" text:outline-level="3"><text:span text:style-name="Strong_20_Emphasis"><text:span text:style-name="T1">Idioma(s) Disponíveis: </text:span></text:span><text:span text:style-name="T6">Português</text:span></text:h>
      <text:h text:style-name="Heading_20_3" text:outline-level="3"><text:span text:style-name="Strong_20_Emphasis"><text:span text:style-name="T1">Descrição:</text:span></text:span></text:h>
      <text:p text:style-name="P3"><text:span text:style-name="Strong_20_Emphasis"><text:span text:style-name="T2">Movimento é um aplicativo que permite que pessoas possam tanto oferecer caronas para outras pessoas, como aceitar e monitoras essas caronas solicitadas dentro da plataforma.</text:span></text:span></text:p>
      <text:p text:style-name="P3"><text:span text:style-name="Strong_20_Emphasis"><text:span text:style-name="T2"/></text:span></text:p>
      <text:h text:style-name="Heading_20_3" text:outline-level="3"><text:span text:style-name="Strong_20_Emphasis"><text:span text:style-name="T1">Principais Funcionalidades:</text:span></text:span></text:h>
      <text:list text:style-name="L1">
        <text:list-item>
          <text:p text:style-name="P4"><text:span text:style-name="Strong_20_Emphasis"><text:span text:style-name="T7">Gerenciar caronas</text:span></text:span><text:span text:style-name="Strong_20_Emphasis"><text:span text:style-name="T1">:</text:span></text:span><text:span text:style-name="T1"> Criação, edição, </text:span><text:span text:style-name="T7">excluir</text:span><text:span text:style-name="T1"> e acompanhamento </text:span><text:span text:style-name="T7">as caronas</text:span><text:span text:style-name="T1">.</text:span></text:p>
        </text:list-item>
        <text:list-item>
          <text:p text:style-name="P5"><text:span text:style-name="T8">Selecionar as Caronas desejadas: </text:span><text:span text:style-name="T9">Possibilidade de escolher as caronas que deseja solicitar na plataforma</text:span></text:p>
        </text:list-item>
        <text:list-item>
          <text:p text:style-name="P6"><text:span text:style-name="Strong_20_Emphasis"><text:span text:style-name="T1">Gestão de </text:span></text:span><text:span text:style-name="Strong_20_Emphasis"><text:span text:style-name="T7">Realizar autenticação: </text:span></text:span><text:span text:style-name="Strong_20_Emphasis"><text:span text:style-name="T5">Possibilidade de realizar login dentro do aplicativo com o objetivo de proporcionar uma melhor experiência do usuário durante o uso do aplicativo.</text:span></text:span></text:p>
        </text:list-item>
        <text:list-item>
          <text:p text:style-name="P6"><text:span text:style-name="Strong_20_Emphasis"><text:span text:style-name="T7">Chat entre usuários: </text:span></text:span><text:span text:style-name="Strong_20_Emphasis"><text:span text:style-name="T5">Disponibilidade de falar com o prestador da viagem, assim como com as outras pessoas que iram participar da viagem.</text:span></text:span></text:p>
        </text:list-item>
        <text:list-item>
          <text:p text:style-name="P6"><text:span text:style-name="Strong_20_Emphasis"><text:span text:style-name="T7">Solicitar virar um prestador de serviços: </text:span></text:span><text:span text:style-name="Strong_20_Emphasis"><text:span text:style-name="T5">Capacidade de poder solicitar virar um prestador de caronas dentro do aplicativo</text:span></text:span></text:p>
        </text:list-item>
        <text:list-item>
          <text:p text:style-name="P6"><text:span text:style-name="Strong_20_Emphasis"><text:span text:style-name="T7">Realizar pagamento via aplicativo: </text:span></text:span><text:span text:style-name="Strong_20_Emphasis"><text:span text:style-name="T5">Possibilidade de realizar o pagamento da carona dentro do aplicativo mediante cartão de crédito</text:span></text:span><text:span text:style-name="Strong_20_Emphasis"><text:span text:style-name="T7">.</text:span></text:span></text:p>
          <text:p text:style-name="P6"><text:span text:style-name="Strong_20_Emphasis"><text:span text:style-name="T7"/></text:span></text:p>
        </text:list-item>
      </text:list>
      <text:h text:style-name="Heading_20_3" text:outline-level="3"><text:span text:style-name="Strong_20_Emphasis"><text:span text:style-name="T1">Tecnologias Utilizadas:</text:span></text:span></text:h>
      <text:list text:style-name="L2">
        <text:list-item>
          <text:p text:style-name="P7"><text:span text:style-name="Strong_20_Emphasis"><text:span text:style-name="T1">Frontend:</text:span></text:span><text:span text:style-name="T1"> </text:span><text:span text:style-name="T7">Flutter e Kotlin</text:span></text:p>
        </text:list-item>
        <text:list-item>
          <text:p text:style-name="P7"><text:span text:style-name="Strong_20_Emphasis"><text:span text:style-name="T1">Backend:</text:span></text:span><text:span text:style-name="T1"> Node.js, Express, </text:span><text:span text:style-name="T7">Nesj.js e Golang</text:span></text:p>
        </text:list-item>
        <text:list-item>
          <text:p text:style-name="P7"><text:span text:style-name="Strong_20_Emphasis"><text:span text:style-name="T1">Banco de Dados:</text:span></text:span><text:span text:style-name="T1"> MongoDB</text:span></text:p>
        </text:list-item>
        <text:list-item>
          <text:p text:style-name="P7"><text:span text:style-name="Strong_20_Emphasis"><text:span text:style-name="T1">APIs:</text:span></text:span><text:span text:style-name="T1"> </text:span><text:span text:style-name="T7">Stripe(Pagamento)</text:span></text:p>
        </text:list-item>
        <text:list-item>
          <text:p text:style-name="P8"><text:span text:style-name="Strong_20_Emphasis"><text:span text:style-name="T1">Serviços em Nuvem:</text:span></text:span><text:span text:style-name="T1"> </text:span><text:span text:style-name="T10">Render</text:span></text:p>
        </text:list-item>
      </text:list>
      <text:h text:style-name="Heading_20_3" text:outline-level="3"><text:span text:style-name="Strong_20_Emphasis"><text:span text:style-name="T1">Requisitos do Sistema:</text:span></text:span></text:h>
      <text:list text:style-name="L3">
        <text:list-item>
          <text:p text:style-name="P9"><text:span text:style-name="Strong_20_Emphasis"><text:span text:style-name="T1">Android:</text:span></text:span><text:span text:style-name="T1"> Android 5.0 (Lollipop) ou superior</text:span></text:p>
        </text:list-item>
        <text:list-item>
          <text:p text:style-name="P10"><text:span text:style-name="Strong_20_Emphasis"><text:span text:style-name="T1">Espaço em Disco:</text:span></text:span><text:span text:style-name="T1"> Aproximadamente </text:span><text:span text:style-name="T10">200</text:span><text:span text:style-name="T1"> MB</text:span></text:p>
        </text:list-item>
      </text:list>
      <text:h text:style-name="Heading_20_3" text:outline-level="3"><text:soft-page-break/><text:span text:style-name="Strong_20_Emphasis"><text:span text:style-name="T1">Preço:</text:span></text:span></text:h>
      <text:p text:style-name="P11">Gratuito </text:p>
      <text:h text:style-name="P12" text:outline-level="3"><text:span text:style-name="Strong_20_Emphasis"><text:span text:style-name="T1">Monetização:</text:span></text:span></text:h>
      <text:p text:style-name="P13"><text:span text:style-name="T11">Uma taxa de 5% sobre o preço total da viagem será aplicada para cobrir os custos de infraestrutura, manutenção e suporte, garantindo a sustentabilidade do aplicativo e possibilitando futuras melhorias na plataforma. </text:span></text:p>
      <text:h text:style-name="Heading_20_3" text:outline-level="3"><text:span text:style-name="Strong_20_Emphasis"><text:span text:style-name="T1">Notas da Versão Atual:</text:span></text:span></text:h>
      <text:list text:style-name="L4">
        <text:list-item>
          <text:p text:style-name="P14">Implementação do sistema para dispositivos android</text:p>
        </text:list-item>
        <text:list-item>
          <text:p text:style-name="P14">Implementação do sistema para o lado do servidor</text:p>
        </text:list-item>
        <text:list-item>
          <text:p text:style-name="P14">Comunicação com a API de paramento do Stripe</text:p>
          <text:p text:style-name="P14"/>
        </text:list-item>
      </text:list>
      <text:h text:style-name="Heading_20_3" text:outline-level="3"><text:span text:style-name="Strong_20_Emphasis"><text:span text:style-name="T1">Contatos para Suporte:</text:span></text:span></text:h>
      <text:list text:style-name="L5">
        <text:list-item>
          <text:p text:style-name="P15"><text:span text:style-name="Strong_20_Emphasis"><text:span text:style-name="T12">Email: </text:span></text:span><text:span text:style-name="Strong_20_Emphasis"><text:span text:style-name="T13">MoveSmart@gmail.com</text:span></text:span></text:p>
          <text:p text:style-name="P16"><text:span text:style-name="Strong_20_Emphasis"><text:span text:style-name="T14"/></text:span></text:p>
        </text:list-item>
      </text:list>
      <text:h text:style-name="P1" text:outline-level="3"><text:span text:style-name="Strong_20_Emphasis"><text:span text:style-name="T1"/></text:span></text:h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0:06:43.241000000</meta:creation-date>
    <dc:date>2024-11-11T20:42:08.816000000</dc:date>
    <meta:editing-duration>PT11M49S</meta:editing-duration>
    <meta:editing-cycles>1</meta:editing-cycles>
    <meta:generator>LibreOffice/24.8.2.1$Windows_X86_64 LibreOffice_project/0f794b6e29741098670a3b95d60478a65d05ef13</meta:generator>
    <meta:print-date>2024-11-11T20:42:37.221000000</meta:print-date>
    <meta:printed-by>Arquivos PDF</meta:printed-by>
    <meta:document-statistic meta:table-count="0" meta:image-count="0" meta:object-count="0" meta:page-count="2" meta:paragraph-count="39" meta:word-count="292" meta:character-count="1948" meta:non-whitespace-character-count="1709"/>
  </office:meta>
</office:document-meta>
</file>